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Paragraph" style:list-style-name="WW8Num1">
      <style:paragraph-properties fo:margin-top="0cm" fo:margin-bottom="0.353cm" fo:line-height="150%"/>
      <style:text-properties officeooo:paragraph-rsid="000af0a0"/>
    </style:style>
    <style:style style:name="P2" style:family="paragraph" style:parent-style-name="List_20_Paragraph">
      <style:paragraph-properties fo:margin-top="0cm" fo:margin-bottom="0.353cm"/>
      <style:text-properties officeooo:paragraph-rsid="000af0a0"/>
    </style:style>
    <style:style style:name="P3" style:family="paragraph" style:parent-style-name="List_20_Paragraph" style:list-style-name="WW8Num1">
      <style:paragraph-properties fo:line-height="150%"/>
      <style:text-properties officeooo:paragraph-rsid="000af0a0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af0a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paragraph-rsid="000af0a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af0a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af0a0"/>
    </style:style>
    <style:style style:name="P8" style:family="paragraph" style:parent-style-name="Standard">
      <style:paragraph-properties fo:text-align="center" style:justify-single-word="false"/>
      <style:text-properties officeooo:paragraph-rsid="000af0a0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paragraph-rsid="000af0a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af0a0" style:font-weight-asian="bold" style:font-weight-complex="bold"/>
    </style:style>
    <style:style style:name="P11" style:family="paragraph" style:parent-style-name="Standard">
      <style:text-properties fo:font-weight="bold" officeooo:paragraph-rsid="000af0a0" style:font-weight-asian="bold" style:font-weight-complex="bold"/>
    </style:style>
    <style:style style:name="P12" style:family="paragraph" style:parent-style-name="Standard" style:list-style-name="WW8Num1">
      <style:paragraph-properties fo:line-height="150%"/>
      <style:text-properties officeooo:paragraph-rsid="000af0a0"/>
    </style:style>
    <style:style style:name="P13" style:family="paragraph" style:parent-style-name="Standard">
      <style:paragraph-properties fo:line-height="150%"/>
      <style:text-properties officeooo:paragraph-rsid="000af0a0"/>
    </style:style>
    <style:style style:name="P14" style:family="paragraph" style:parent-style-name="Standard">
      <style:text-properties officeooo:paragraph-rsid="000af0a0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paragraph-rsid="000af0a0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NIVERSIDADE DO ESTADO DO AMAZONAS</text:p>
      <text:p text:style-name="P4">ESCOLA SUPERIOR DE TECNOLOGIA</text:p>
      <text:p text:style-name="P5">Disciplina: Engenharia de Software 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OFTWARE JOGO DA VELH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">Equipe: </text:span><text:span text:style-name="T2">Diego Barros</text:span></text:p>
      <text:p text:style-name="P7"><text:span text:style-name="T2"><text:s text:c="14"/>Helder Cunha</text:span></text:p>
      <text:p text:style-name="P7"><text:span text:style-name="T2"><text:s text:c="14"/>João Guilherme</text:span></text:p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9">Manaus</text:p>
      <text:p text:style-name="P9">Outubro/2010</text:p>
      <text:p text:style-name="P8"/>
      <text:p text:style-name="P10"><text:soft-page-break/>Jogo da Velha – HDJ</text:p>
      <text:p text:style-name="P14"/>
      <text:p text:style-name="P14"/>
      <text:p text:style-name="P11">Requisitos Funcionais</text:p>
      <text:p text:style-name="P14"/>
      <text:p text:style-name="P13"/>
      <text:list xml:id="list104973266" text:style-name="WW8Num1">
        <text:list-item>
          <text:p text:style-name="P12">O software deve ter um módulo de entrar no jogo.</text:p>
        </text:list-item>
        <text:list-item>
          <text:p text:style-name="P12">O software deve permitir o jogador iniciar um jogo.</text:p>
        </text:list-item>
        <text:list-item>
          <text:p text:style-name="P12">O software deve permitir 2 jogadores jogarem 1 contra o outro.</text:p>
        </text:list-item>
        <text:list-item>
          <text:p text:style-name="P12">O software deve permitir o jogador jogar contra o computador (jogador-computador).</text:p>
        </text:list-item>
        <text:list-item>
          <text:p text:style-name="P12">O software deve permitir o jogador escolher o nível do jogo <text:bookmark text:name="__DdeLink__0_1683015102"/>(jogador-computador).</text:p>
        </text:list-item>
        <text:list-item>
          <text:p text:style-name="P12">O software deve ter 3 níveis de dificuldade quando o jogo for <text:s/>(jogador-computador).</text:p>
        </text:list-item>
        <text:list-item>
          <text:p text:style-name="P12">O software deve permitir o jogador escolher entre os três níveis de dificuldade, quando o jogo for (jogador-computador), no qual os níveis são: fácil, médio e difícil.</text:p>
        </text:list-item>
        <text:list-item>
          <text:p text:style-name="P12">O software deve permitir o jogador desistir no meio da partida contra o computador. </text:p>
        </text:list-item>
        <text:list-item>
          <text:p text:style-name="P12">O software deve iniciar uma nova partida ao final da partida atual. </text:p>
        </text:list-item>
        <text:list-item>
          <text:p text:style-name="P12">O software deve permitir o usuário encerrar a partida</text:p>
        </text:list-item>
      </text:list>
      <text:p text:style-name="P14"/>
      <text:p text:style-name="P11">Requisitos não Funcionais</text:p>
      <text:p text:style-name="P13"/>
      <text:list xml:id="list2042665135" text:continue-numbering="true" text:style-name="WW8Num1">
        <text:list-item>
          <text:p text:style-name="P3"><text:span text:style-name="T3"><text:s/>O software deve ser multiplataforma.</text:span></text:p>
        </text:list-item>
        <text:list-item>
          <text:p text:style-name="P3"><text:span text:style-name="T3"><text:s/>O software deve ter ambiente de interface linha de comando.</text:span></text:p>
        </text:list-item>
        <text:list-item>
          <text:p text:style-name="P3"><text:span text:style-name="T3"><text:s/>O software deve ter ambiente interface gráfica.</text:span></text:p>
        </text:list-item>
        <text:list-item>
          <text:p text:style-name="P3"><text:span text:style-name="T3"><text:s/>O software deve ter seus modelos de caso de uso em Umbrello.</text:span></text:p>
        </text:list-item>
        <text:list-item>
          <text:p text:style-name="P3"><text:span text:style-name="T3"><text:s/>O software deve ter seu processo desenvolvido no UEAno.</text:span></text:p>
        </text:list-item>
        <text:list-item>
          <text:p text:style-name="P1"><text:span text:style-name="T3"><text:s/>O software deve ter controle de versão no GitHub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/>
    <style:style style:name="WW8Num1z0" style:family="text">
      <style:text-properties style:font-name="Symbol"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Guilherme</meta:initial-creator>
    <meta:creation-date>2010-11-09T16:04:42</meta:creation-date>
    <meta:document-statistic meta:table-count="0" meta:image-count="0" meta:object-count="0" meta:page-count="2" meta:paragraph-count="28" meta:word-count="233" meta:character-count="1386"/>
    <dc:date>2010-11-09T16:05:10</dc:date>
    <dc:creator>João Guilherme</dc:creator>
    <meta:editing-duration>PT00H00M28S</meta:editing-duration>
    <meta:editing-cycles>1</meta:editing-cycles>
    <meta:generator>OpenOffice.org/3.2$Unix OpenOffice.org_project/320m19$Build-9505</meta:generator>
  </office:meta>
</office:document-meta>
</file>